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567f2" officeooo:paragraph-rsid="001567f2"/>
    </style:style>
    <style:style style:name="P2" style:family="paragraph" style:parent-style-name="Standard">
      <style:text-properties officeooo:rsid="00168548" officeooo:paragraph-rsid="00168548"/>
    </style:style>
    <style:style style:name="P3" style:family="paragraph" style:parent-style-name="Standard">
      <style:text-properties officeooo:rsid="001685dd" officeooo:paragraph-rsid="001685dd"/>
    </style:style>
    <style:style style:name="P4" style:family="paragraph" style:parent-style-name="Standard">
      <style:text-properties officeooo:rsid="00186350" officeooo:paragraph-rsid="00186350"/>
    </style:style>
    <style:style style:name="P5" style:family="paragraph" style:parent-style-name="Standard">
      <style:text-properties officeooo:rsid="001b648a" officeooo:paragraph-rsid="001b648a"/>
    </style:style>
    <style:style style:name="P6" style:family="paragraph" style:parent-style-name="Standard">
      <style:text-properties officeooo:rsid="001b964a" officeooo:paragraph-rsid="001b964a"/>
    </style:style>
    <style:style style:name="P7" style:family="paragraph" style:parent-style-name="Standard">
      <style:text-properties officeooo:rsid="001cde3e" officeooo:paragraph-rsid="001cde3e"/>
    </style:style>
    <style:style style:name="P8" style:family="paragraph" style:parent-style-name="Standard">
      <style:text-properties officeooo:rsid="00204a09" officeooo:paragraph-rsid="00204a09"/>
    </style:style>
    <style:style style:name="P9" style:family="paragraph" style:parent-style-name="Standard">
      <style:text-properties officeooo:rsid="0020ed55" officeooo:paragraph-rsid="0020ed55"/>
    </style:style>
    <style:style style:name="P10" style:family="paragraph" style:parent-style-name="Standard">
      <style:text-properties officeooo:rsid="002270e9" officeooo:paragraph-rsid="002270e9"/>
    </style:style>
    <style:style style:name="P11" style:family="paragraph" style:parent-style-name="Standard">
      <style:text-properties officeooo:rsid="00288f24" officeooo:paragraph-rsid="00288f24"/>
    </style:style>
    <style:style style:name="P12" style:family="paragraph" style:parent-style-name="Standard">
      <style:text-properties officeooo:rsid="002c097d" officeooo:paragraph-rsid="002c097d"/>
    </style:style>
    <style:style style:name="P13" style:family="paragraph" style:parent-style-name="Standard">
      <style:text-properties officeooo:rsid="002ee654" officeooo:paragraph-rsid="002ee654"/>
    </style:style>
    <style:style style:name="P14" style:family="paragraph" style:parent-style-name="Standard">
      <style:text-properties officeooo:rsid="0030b7d0" officeooo:paragraph-rsid="0030b7d0"/>
    </style:style>
    <style:style style:name="P15" style:family="paragraph" style:parent-style-name="Standard">
      <style:text-properties officeooo:rsid="0031f577" officeooo:paragraph-rsid="0031f577"/>
    </style:style>
    <style:style style:name="P16" style:family="paragraph" style:parent-style-name="Standard">
      <style:text-properties officeooo:rsid="003523d9" officeooo:paragraph-rsid="0036e437"/>
    </style:style>
    <style:style style:name="P17" style:family="paragraph" style:parent-style-name="Standard">
      <style:text-properties officeooo:rsid="003523d9" officeooo:paragraph-rsid="0036f6a7"/>
    </style:style>
    <style:style style:name="P18" style:family="paragraph" style:parent-style-name="Standard">
      <style:text-properties officeooo:rsid="003885f0" officeooo:paragraph-rsid="003885f0"/>
    </style:style>
    <style:style style:name="P19" style:family="paragraph" style:parent-style-name="Standard">
      <style:text-properties officeooo:rsid="003b67dc" officeooo:paragraph-rsid="003b67dc"/>
    </style:style>
    <style:style style:name="P20" style:family="paragraph" style:parent-style-name="Standard">
      <style:text-properties officeooo:rsid="003c81d6" officeooo:paragraph-rsid="003c81d6"/>
    </style:style>
    <style:style style:name="P21" style:family="paragraph" style:parent-style-name="Standard">
      <style:text-properties officeooo:rsid="003ed3a9" officeooo:paragraph-rsid="003ed3a9"/>
    </style:style>
    <style:style style:name="P22" style:family="paragraph" style:parent-style-name="Standard">
      <style:text-properties officeooo:rsid="003f81bc" officeooo:paragraph-rsid="003f81bc"/>
    </style:style>
    <style:style style:name="P23" style:family="paragraph" style:parent-style-name="Standard">
      <style:text-properties officeooo:rsid="00413939" officeooo:paragraph-rsid="00413939"/>
    </style:style>
    <style:style style:name="P24" style:family="paragraph" style:parent-style-name="Standard">
      <style:text-properties officeooo:rsid="00415873" officeooo:paragraph-rsid="00415873"/>
    </style:style>
    <style:style style:name="P25" style:family="paragraph" style:parent-style-name="Standard">
      <style:text-properties officeooo:rsid="0042b3b3" officeooo:paragraph-rsid="0042b3b3"/>
    </style:style>
    <style:style style:name="T1" style:family="text">
      <style:text-properties officeooo:rsid="001d0a8d"/>
    </style:style>
    <style:style style:name="T2" style:family="text">
      <style:text-properties officeooo:rsid="00236325"/>
    </style:style>
    <style:style style:name="T3" style:family="text">
      <style:text-properties officeooo:rsid="00314008"/>
    </style:style>
    <style:style style:name="T4" style:family="text">
      <style:text-properties officeooo:rsid="003400bb"/>
    </style:style>
    <style:style style:name="T5" style:family="text">
      <style:text-properties officeooo:rsid="0036e437"/>
    </style:style>
    <style:style style:name="T6" style:family="text">
      <style:text-properties officeooo:rsid="0036f6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êve : Drøm</text:p>
      <text:p text:style-name="P2">Alboritme de parcours en largeur: Bredde først søk </text:p>
      <text:p text:style-name="P3">sourir: smile</text:p>
      <text:p text:style-name="P4">etat: stat </text:p>
      <text:p text:style-name="P5">truc: ting</text:p>
      <text:p text:style-name="P6">branche : gren (?) </text:p>
      <text:p text:style-name="P7">je garder: jeg beholder</text:p>
      <text:p text:style-name="P7">allons-y : la oss gå <text:span text:style-name="T1">=&gt; ( antar, som på engelsk) </text:span></text:p>
      <text:p text:style-name="P8">fiable: Pålitelig</text:p>
      <text:p text:style-name="P9">vecu: levde</text:p>
      <text:p text:style-name="P10">prevenir : <text:span text:style-name="T2">forhindre</text:span></text:p>
      <text:p text:style-name="P11">grandir : vokse opp </text:p>
      <text:p text:style-name="P12">aversion:</text:p>
      <text:p text:style-name="P12">Fiabiliste : </text:p>
      <text:p text:style-name="P13">fouete(?): </text:p>
      <text:p text:style-name="P14">en blesse : <text:s/><text:span text:style-name="T3">i skade =&gt; (f.eksempel som antall som har blitt skadet(?))</text:span></text:p>
      <text:p text:style-name="P15">Ordonnance : lov..., <text:span text:style-name="T4">vedtekter</text:span></text:p>
      <text:p text:style-name="P16">maîtrise: Mestring</text:p>
      <text:p text:style-name="P17"><text:span text:style-name="T5">tiendra : holdt</text:span></text:p>
      <text:p text:style-name="P17"><text:span text:style-name="T6">déchets: avfall</text:span> </text:p>
      <text:p text:style-name="P17"/>
      <text:p text:style-name="P18">excamination : </text:p>
      <text:p text:style-name="P19">soumis: </text:p>
      <text:p text:style-name="P20">lien : link/tilkobling</text:p>
      <text:p text:style-name="P21">seuils : terskler / grenser</text:p>
      <text:p text:style-name="P22">Instalations ferroviaires: Jernbneanlegg</text:p>
      <text:p text:style-name="P23">Hors champs d'application <text:s/>: utenfor anvendelsesområdet</text:p>
      <text:p text:style-name="P24">faibles : lav</text:p>
      <text:p text:style-name="P25">succinct : fyldig</text:p>
      <text:p text:style-name="P25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08:43:16.585375418</meta:creation-date>
    <meta:generator>LibreOffice/5.1.6.2$Linux_X86_64 LibreOffice_project/10m0$Build-2</meta:generator>
    <dc:date>2019-02-28T11:59:04.583814979</dc:date>
    <meta:editing-duration>PT3H15M29S</meta:editing-duration>
    <meta:editing-cycles>40</meta:editing-cycles>
    <meta:document-statistic meta:table-count="0" meta:image-count="0" meta:object-count="0" meta:page-count="1" meta:paragraph-count="28" meta:word-count="101" meta:character-count="635" meta:non-whitespace-character-count="550"/>
  </office:meta>
</office:document-meta>
</file>